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98.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80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ime identified</text:p>
          </table:table-cell>
          <table:table-cell office:value-type="string" calcext:value-type="string">
            <text:p>Location Identified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injur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table:style-name="ce3" office:value-type="string" calcext:value-type="string">
            <text:p>late_night</text:p>
          </table:table-cell>
          <table:table-cell office:value-type="string" calcext:value-type="string">
            <text:p>BRTS (Bus Rapid Transit System) route , Akur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nk_driving, Rash_Driving</text:p>
          </table:table-cell>
        </table:table-row>
        <table:table-row table:style-name="ro1"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Evening (5 pm)</text:p>
          </table:table-cell>
          <table:table-cell office:value-type="string" calcext:value-type="string">
            <text:p>Chena creek bridge, Ghodbunder R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Mukherjee Nagar,New Delhi + Mangolpuri,Rohini,Del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Collision + hit_run, run_over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Tilak nagar, west Del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Essar Petrol pump, Harsaru village, Pataudi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table:style-name="ce3" office:value-type="string" calcext:value-type="string">
            <text:p>morning</text:p>
          </table:table-cell>
          <table:table-cell office:value-type="string" calcext:value-type="string">
            <text:p>Sursangda village , Kalavad taluka, Jamnaga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lision , Fall_off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<text:s/>West Sahara Avenue east , Decatur Boulev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morning</text:p>
          </table:table-cell>
          <table:table-cell table:style-name="ce3" office:value-type="string" calcext:value-type="string">
            <text:p>Jhotwara area, Jaipu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/>
          <table:table-cell office:value-type="string" calcext:value-type="string">
            <text:p>Moscow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6-29" calcext:value-type="date">
            <text:p>29/06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nge Hill Corner, Ganeshkhind Roa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h_driving, Sleep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Lacchiwala, Dehradun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table:style-name="ce3" office:value-type="string" calcext:value-type="string">
            <text:p>mangalwar peth area,kolhapu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table:style-name="ce3" office:value-type="string" calcext:value-type="string">
            <text:p><text:s/>evening</text:p>
          </table:table-cell>
          <table:table-cell table:style-name="ce3" office:value-type="string" calcext:value-type="string">
            <text:p>Sidhwan Bet, Jagraon, on Saturda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shivdaspura.jaip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vening (7pm)</text:p>
          </table:table-cell>
          <table:table-cell office:value-type="string" calcext:value-type="string">
            <text:p>Wagholi, Pune-Ahmednagar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t_control,collision</text:p>
          </table:table-cell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2" calcext:value-type="date">
            <text:p>0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Amravati Road, Nagp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(catt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uti plant, manesar + old Bilaspur tol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( reports manesar)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teshwar village, Jamnagar Ro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Thiruvalangadu, Tiruttan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/>
          <table:table-cell office:value-type="string" calcext:value-type="string">
            <text:p>Bemet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/>
          <table:table-cell office:value-type="string" calcext:value-type="string">
            <text:p>Ramkot belt, Kathua distri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+ Bajna, Naujheel police st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Sleep +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ollow-up of previous report</text:p>
          </table:table-cell>
          <table:table-cell table:number-columns-repeated="7"/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devsthan on NH-30, Maner police station area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 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Ramapir Crossroads, 150-feet Ring Ro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run_over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chin GID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elmaruvathur bypass roa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4" calcext:value-type="date">
            <text:p>0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Damtal area, Kangra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1" calcext:value-type="date">
            <text:p>01/07/17</text:p>
          </table:table-cell>
          <table:table-cell/>
          <table:table-cell office:value-type="string" calcext:value-type="string">
            <text:p>Khanjhawa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Kasarwadavli police station + Mumbra police s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office:value-type="string" calcext:value-type="string">
            <text:p>run_over + run_over, hit_ru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elevated 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Sirhind Canal, Gurthali village, Khan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l_off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office:value-type="string" calcext:value-type="string">
            <text:p>early_morning</text:p>
          </table:table-cell>
          <table:table-cell table:style-name="ce3" office:value-type="string" calcext:value-type="string">
            <text:p>Kotputl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table:style-name="ce2" office:value-type="date" office:date-value="2017-07-05" calcext:value-type="date">
            <text:p>05/07/17</text:p>
          </table:table-cell>
          <table:table-cell table:style-name="ce3" office:value-type="string" calcext:value-type="string">
            <text:p>early_morning</text:p>
          </table:table-cell>
          <table:table-cell office:value-type="string" calcext:value-type="string">
            <text:p>Dhalbhumgarh ,Ghatshila sub division, NH-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koli naka, Mumbai-Nashik highw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5" calcext:value-type="date">
            <text:p>05/07/17</text:p>
          </table:table-cell>
          <table:table-cell/>
          <table:table-cell office:value-type="string" calcext:value-type="string">
            <text:p>Arakkon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vinashi Road, Kovai Medical Centre and Hospit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+ evening</text:p>
          </table:table-cell>
          <table:table-cell office:value-type="string" calcext:value-type="string">
            <text:p>Dera Bassi + Phase 1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office:value-type="string" calcext:value-type="string">
            <text:p>1+0</text:p>
          </table:table-cell>
          <table:table-cell table:style-name="ce3" office:value-type="string" calcext:value-type="string">
            <text:p><text:s/>run_over, hit_run + lost_control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6" calcext:value-type="date">
            <text:p>06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Najaf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( reports manesa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jiv Chowk on the Gurgaon-Delhi expressway, naharpu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oyambedu bus termin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Chhuchakwas-Gwalison road, Maraut village, Jhaj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Jharoda villag ,Baba Haridass Na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gument inciting mob voilence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Vastavdi village, Sayla-Limbdi highway, Surendranag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ahavir Hall on Ajwa Roa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ector 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Chinchbhuvan Bri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West Midnapore's Gurgurip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rash_driving,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table:style-name="ce3" office:value-type="string" calcext:value-type="string">
            <text:p>afternoon</text:p>
          </table:table-cell>
          <table:table-cell table:style-name="ce3" office:value-type="string" calcext:value-type="string">
            <text:p>sewage treatment plant (STP) in Roopnagar Colony, Badhi Majra area,Yamunanagar distric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jari near Hadapsar on the Pune-Solapur highwa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early_morning + early_morning</text:p>
          </table:table-cell>
          <table:table-cell office:value-type="string" calcext:value-type="string">
            <text:p>Sadlpur-Churu road + Shahpura in Jaipur rur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+ 1</text:p>
          </table:table-cell>
          <table:table-cell office:value-type="string" calcext:value-type="string">
            <text:p>0+1</text:p>
          </table:table-cell>
          <table:table-cell office:value-type="string" calcext:value-type="string">
            <text:p>lost_control + run_over, hit_ru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Garh Road, Ha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( only hapur detected 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hanupur Kale bypa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sh_driving, 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asulpur, Industrial Area (IA) police station, Dew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ala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Ribandar-Old Goa bypas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8" calcext:value-type="date">
            <text:p>08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Dhamna Shivar on Nagpur-Amravati 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etro pillar near Moosapet st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t_control, Collision</text:p>
          </table:table-cell>
        </table:table-row>
        <table:table-row table:style-name="ro1">
          <table:table-cell table:style-name="ce2"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Maraimalainagar, Chengalpe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ep, lost_control 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NSG camp gate on NH-8, Mane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( nsg camp not detected 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h_driving, lost_control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awlar bridge Navelim, Bicholi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t_control, fall_off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Green Mosque, Road No. 3, Banjara Hil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Srisailam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09" calcext:value-type="date">
            <text:p>09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ignature Chowk +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, run_over + hit_run</text:p>
          </table:table-cell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Sunga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Koodalnagar Brid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/>
          <table:table-cell office:value-type="string" calcext:value-type="string">
            <text:p>Asaba Weigh Bridge on the outskirts of Anjar town in Kut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Not_Road_Accident</text:p>
          </table:table-cell>
          <table:table-cell table:number-columns-repeated="7"/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Salt Lak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un_over, hit_run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Adharpura,7km from Danta town in Banaskantha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sion, hit_run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/>
          <table:table-cell office:value-type="string" calcext:value-type="string">
            <text:p>Mottur Valavu on Attur-Thammampatti state highw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t_control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Gaurav Path</text:p>
          </table:table-cell>
          <table:table-cell office:value-type="string" calcext:value-type="string">
            <text:p>0.5( nultiple dates detected 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n_over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Khandala section of the Pune-Mumbai expresswa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l_off, lost_control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Meldi Mata temple in Behramp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nk_driving</text:p>
          </table:table-cell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University Ro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lision</text:p>
          </table:table-cell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arly_morning</text:p>
          </table:table-cell>
          <table:table-cell office:value-type="string" calcext:value-type="string">
            <text:p>Railway quarters on Sa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Evening </text:p>
          </table:table-cell>
          <table:table-cell office:value-type="string" calcext:value-type="string">
            <text:p>Vallam in Thanjavur distri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ash_driving</text:p>
          </table:table-cell>
        </table:table-row>
        <table:table-row table:style-name="ro1">
          <table:table-cell table:style-name="Default" office:value-type="string" calcext:value-type="string">
            <text:p>08/07/17 + 14/07/17</text:p>
          </table:table-cell>
          <table:table-cell/>
          <table:table-cell office:value-type="string" calcext:value-type="string">
            <text:p>Ambience mall + Kherki Dau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t_run + hit_run</text:p>
          </table:table-cell>
        </table:table-row>
        <table:table-row table:style-name="ro1">
          <table:table-cell table:style-name="Default" office:value-type="string" calcext:value-type="string">
            <text:p>Generic Accident Report</text:p>
          </table:table-cell>
          <table:table-cell table:number-columns-repeated="7"/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late_night</text:p>
          </table:table-cell>
          <table:table-cell office:value-type="string" calcext:value-type="string">
            <text:p>railway quarters, around 200 meters from Sadar police s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h_driving, Collision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correct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incorrect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partially corre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accuracy</text:p>
          </table:table-cell>
          <table:table-cell table:formula="of:=[.D111]/([.D112]+[.D111]) * 100" office:value-type="float" office:value="63.2911392405063" calcext:value-type="float">
            <text:p>63.2911392405</text:p>
          </table:table-cell>
          <table:table-cell table:formula="of:=([.E111]+([.E113]*0.5))/([.E111]+[.E112]+[.E113]) * 100" office:value-type="float" office:value="77.8481012658228" calcext:value-type="float">
            <text:p>77.84810126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23:26:08.56457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3:55:30.850761931</meta:creation-date>
    <dc:date>2018-09-01T23:36:00.214645129</dc:date>
    <meta:editing-duration>PT1H36M7S</meta:editing-duration>
    <meta:editing-cycles>23</meta:editing-cycles>
    <meta:generator>LibreOffice/5.1.6.2$Linux_X86_64 LibreOffice_project/10m0$Build-2</meta:generator>
    <meta:document-statistic meta:table-count="1" meta:cell-count="659" meta:object-count="0"/>
  </office:meta>
</office:document-meta>
</file>